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800000159C4FE911E.png" manifest:media-type="image/png"/>
  <manifest:file-entry manifest:full-path="Pictures/10000000000001D400000170DB023FB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73cm" svg:height="11.2cm" svg:x="0.227cm" svg:y="9.8cm">
          <draw:image xlink:href="Pictures/10000000000001D400000170DB023FBB.png" xlink:type="simple" xlink:show="embed" xlink:actuate="onLoad">
            <text:p/>
          </draw:image>
        </draw:frame>
        <draw:frame draw:style-name="gr1" draw:text-style-name="P1" draw:layer="layout" svg:width="15.948cm" svg:height="10.868cm" svg:x="12cm" svg:y="0.6cm">
          <draw:image xlink:href="Pictures/100000000000020800000159C4FE91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3T19:25:42</meta:creation-date>
    <dc:date>2013-02-13T19:29:27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